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2528in" style:rel-column-width="21319*"/>
    </style:style>
    <style:style style:name="Table1.B" style:family="table-column">
      <style:table-column-properties style:column-width="2.2472in" style:rel-column-width="21266*"/>
    </style:style>
    <style:style style:name="Table1.C" style:family="table-column">
      <style:table-column-properties style:column-width="2.425in" style:rel-column-width="229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6eb" officeooo:paragraph-rsid="000456eb"/>
    </style:style>
    <style:style style:name="P2" style:family="paragraph" style:parent-style-name="Standard">
      <style:text-properties officeooo:rsid="000456eb" officeooo:paragraph-rsid="0007645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456eb" officeooo:paragraph-rsid="000456e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387a6" officeooo:paragraph-rsid="001387a6" style:font-weight-asian="bold" style:font-weight-complex="bold"/>
    </style:style>
    <style:style style:name="P5" style:family="paragraph" style:parent-style-name="Standard">
      <style:text-properties officeooo:rsid="001387a6" officeooo:paragraph-rsid="001387a6"/>
    </style:style>
    <style:style style:name="P6" style:family="paragraph" style:parent-style-name="Standard">
      <style:text-properties officeooo:paragraph-rsid="0016636d"/>
    </style:style>
    <style:style style:name="P7" style:family="paragraph" style:parent-style-name="Table_20_Contents">
      <style:text-properties officeooo:rsid="000e4ec8" officeooo:paragraph-rsid="000e4ec8"/>
    </style:style>
    <style:style style:name="P8" style:family="paragraph" style:parent-style-name="Table_20_Contents">
      <style:text-properties officeooo:rsid="000e4ec8" officeooo:paragraph-rsid="000feb1d"/>
    </style:style>
    <style:style style:name="P9" style:family="paragraph" style:parent-style-name="Table_20_Contents">
      <style:text-properties officeooo:rsid="000feb1d" officeooo:paragraph-rsid="000feb1d"/>
    </style:style>
    <style:style style:name="P10" style:family="paragraph" style:parent-style-name="Table_20_Contents">
      <style:text-properties officeooo:rsid="00122dbe" officeooo:paragraph-rsid="00122dbe"/>
    </style:style>
    <style:style style:name="P11" style:family="paragraph" style:parent-style-name="Standard">
      <style:text-properties style:text-underline-style="none" fo:font-weight="normal" officeooo:rsid="001387a6" officeooo:paragraph-rsid="001387a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49610" officeooo:paragraph-rsid="0014961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60b20" officeooo:paragraph-rsid="0014961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60b20" officeooo:paragraph-rsid="00160b20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160b20" officeooo:paragraph-rsid="0016636d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16636d" officeooo:paragraph-rsid="0016636d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6636d" officeooo:paragraph-rsid="0016636d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1387a6" officeooo:paragraph-rsid="001387a6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6636d" officeooo:paragraph-rsid="0016636d" style:font-weight-asian="bold" style:font-weight-complex="bold"/>
    </style:style>
    <style:style style:name="T1" style:family="text">
      <style:text-properties officeooo:rsid="0007efde"/>
    </style:style>
    <style:style style:name="T2" style:family="text">
      <style:text-properties officeooo:rsid="000e4ec8"/>
    </style:style>
    <style:style style:name="T3" style:family="text">
      <style:text-properties officeooo:rsid="000feb1d"/>
    </style:style>
    <style:style style:name="T4" style:family="text">
      <style:text-properties officeooo:rsid="0010ed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ing</text:p>
      <text:p text:style-name="P11">Position of the holes</text:p>
      <text:p text:style-name="P11">Number of holes</text:p>
      <text:p text:style-name="P11">Hole spacing</text:p>
      <text:p text:style-name="P11">Size of the holes</text:p>
      <text:p text:style-name="P11">Position of the board </text:p>
      <text:p text:style-name="P18">Cables</text:p>
      <text:p text:style-name="P11">length of the input cable</text:p>
      <text:p text:style-name="P11">Length of the output</text:p>
      <text:p text:style-name="P12">Output cable specification</text:p>
      <text:p text:style-name="P13"/>
      <text:p text:style-name="P14">Soldering</text:p>
      <text:p text:style-name="P19">Quality Check-list</text:p>
      <text:list xml:id="list3669096396" text:style-name="L1">
        <text:list-item>
          <text:p text:style-name="P16">Heat sink</text:p>
        </text:list-item>
        <text:list-item>
          <text:p text:style-name="P15">Heat paste</text:p>
        </text:list-item>
        <text:list-item>
          <text:p text:style-name="P15">Silicon</text:p>
        </text:list-item>
        <text:list-item>
          <text:p text:style-name="P15">Tape</text:p>
        </text:list-item>
        <text:list-item>
          <text:p text:style-name="P16">LED </text:p>
        </text:list-item>
        <text:list-item>
          <text:p text:style-name="P16">Strain relief</text:p>
        </text:list-item>
        <text:list-item>
          <text:p text:style-name="P16">Terminal cut outs</text:p>
        </text:list-item>
        <text:list-item>
          <text:p text:style-name="P16">Polarity</text:p>
        </text:list-item>
      </text:list>
      <text:p text:style-name="P17"/>
      <text:p text:style-name="P19">Parts List</text:p>
      <text:p text:style-name="P6">R1- NA</text:p>
      <text:p text:style-name="P6">R2-39K</text:p>
      <text:p text:style-name="P6">R3-3.3K</text:p>
      <text:p text:style-name="P6">R4-2.2K</text:p>
      <text:p text:style-name="P6">R5-33K</text:p>
      <text:p text:style-name="P6">R6-3.9K</text:p>
      <text:p text:style-name="P6">R7-2.2K</text:p>
      <text:p text:style-name="P6"/>
      <text:p text:style-name="P6">C1-4700/35V</text:p>
      <text:p text:style-name="P6">C2-2200/63V</text:p>
      <text:p text:style-name="P6">C3-103</text:p>
      <text:p text:style-name="P6">C4</text:p>
      <text:p text:style-name="P6">C5</text:p>
      <text:p text:style-name="P6">C6</text:p>
      <text:p text:style-name="P6">C7</text:p>
      <text:p text:style-name="P6"/>
      <text:p text:style-name="P6">IC1-LT1074HV</text:p>
      <text:p text:style-name="P6"/>
      <text:p text:style-name="P6">D1-8TQ100</text:p>
      <text:p text:style-name="P6">D2-8TQ100</text:p>
      <text:p text:style-name="P6"/>
      <text:p text:style-name="P6">L1-2200LL-680-H-RC</text:p>
      <text:p text:style-name="P17"/>
      <text:p text:style-name="P3">J2 power supply modification</text:p>
      <text:p text:style-name="P5"/>
      <text:p text:style-name="P3">Input voltage range.</text:p>
      <text:p text:style-name="P1"><text:soft-page-break/></text:p>
      <text:p text:style-name="P1">To increase the input voltage range we need to change the value of R2 and R3 to 19k <text:span text:style-name="T1">(we use 18K)</text:span> and 2.4k respectively.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Input voltage</text:p>
          </table:table-cell>
          <table:table-cell table:style-name="Table2.A1" office:value-type="string">
            <text:p text:style-name="P9">R2</text:p>
          </table:table-cell>
          <table:table-cell table:style-name="Table2.C1" office:value-type="string">
            <text:p text:style-name="P9">R3</text:p>
          </table:table-cell>
        </table:table-row>
        <table:table-row>
          <table:table-cell table:style-name="Table2.A2" office:value-type="string">
            <text:p text:style-name="P9">20V Mini<text:span text:style-name="T4">mum</text:span></text:p>
          </table:table-cell>
          <table:table-cell table:style-name="Table2.A2" office:value-type="string">
            <text:p text:style-name="P9">18k</text:p>
          </table:table-cell>
          <table:table-cell table:style-name="Table2.C2" office:value-type="string">
            <text:p text:style-name="P9">2.4k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  <text:p text:style-name="P1"/>
      <text:p text:style-name="P3">Output voltage</text:p>
      <text:p text:style-name="P1"/>
      <text:p text:style-name="P1">To adjust the output voltage we need to change <text:span text:style-name="T2">the value of</text:span> R5 and R6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span text:style-name="T3">Out </text:span>Voltage</text:p>
          </table:table-cell>
          <table:table-cell table:style-name="Table1.A1" office:value-type="string">
            <text:p text:style-name="P7">R5</text:p>
          </table:table-cell>
          <table:table-cell table:style-name="Table1.C1" office:value-type="string">
            <text:p text:style-name="P7">R6</text:p>
          </table:table-cell>
        </table:table-row>
        <table:table-row>
          <table:table-cell table:style-name="Table1.A2" office:value-type="string">
            <text:p text:style-name="P7">28.2</text:p>
          </table:table-cell>
          <table:table-cell table:style-name="Table1.A2" office:value-type="string">
            <text:p text:style-name="P7">33k</text:p>
          </table:table-cell>
          <table:table-cell table:style-name="Table1.C2" office:value-type="string">
            <text:p text:style-name="P7">2.7k</text:p>
          </table:table-cell>
        </table:table-row>
        <table:table-row>
          <table:table-cell table:style-name="Table1.A2" office:value-type="string">
            <text:p text:style-name="P7">16.7</text:p>
          </table:table-cell>
          <table:table-cell table:style-name="Table1.A2" office:value-type="string">
            <text:p text:style-name="P7">25k</text:p>
          </table:table-cell>
          <table:table-cell table:style-name="Table1.C2" office:value-type="string">
            <text:p text:style-name="P7">3.9k</text:p>
          </table:table-cell>
        </table:table-row>
        <table:table-row>
          <table:table-cell table:style-name="Table1.A2" office:value-type="string">
            <text:p text:style-name="P7">12.2</text:p>
          </table:table-cell>
          <table:table-cell table:style-name="Table1.A2" office:value-type="string">
            <text:p text:style-name="P7">18k</text:p>
          </table:table-cell>
          <table:table-cell table:style-name="Table1.C2" office:value-type="string">
            <text:p text:style-name="P7">3.9k</text:p>
          </table:table-cell>
        </table:table-row>
        <table:table-row>
          <table:table-cell table:style-name="Table1.A2" office:value-type="string">
            <text:p text:style-name="P7">5.1</text:p>
          </table:table-cell>
          <table:table-cell table:style-name="Table1.A2" office:value-type="string">
            <text:p text:style-name="P7">5.1k</text:p>
          </table:table-cell>
          <table:table-cell table:style-name="Table1.C2" office:value-type="string">
            <text:p text:style-name="P7">3.9k</text:p>
          </table:table-cell>
        </table:table-row>
        <table:table-row>
          <table:table-cell table:style-name="Table1.A2" office:value-type="string">
            <text:p text:style-name="P10">3.35</text:p>
          </table:table-cell>
          <table:table-cell table:style-name="Table1.A2" office:value-type="string">
            <text:p text:style-name="P10">3K</text:p>
          </table:table-cell>
          <table:table-cell table:style-name="Table1.C2" office:value-type="string">
            <text:p text:style-name="P10">5.6K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</table:table>
      <text:p text:style-name="P1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4:19:38.235499366</meta:creation-date>
    <dc:date>2017-11-02T13:53:26.690108729</dc:date>
    <meta:editing-duration>PT7H56M52S</meta:editing-duration>
    <meta:editing-cycles>11</meta:editing-cycles>
    <meta:generator>LibreOffice/5.4.1.2$Linux_X86_64 LibreOffice_project/40m0$Build-2</meta:generator>
    <meta:document-statistic meta:table-count="2" meta:image-count="0" meta:object-count="0" meta:page-count="2" meta:paragraph-count="68" meta:word-count="151" meta:character-count="771" meta:non-whitespace-character-count="694"/>
  </office:meta>
</office:document-meta>
</file>